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11fb1" officeooo:paragraph-rsid="00111fb1"/>
    </style:style>
    <style:style style:name="P2" style:family="paragraph" style:parent-style-name="Standard">
      <style:text-properties officeooo:rsid="00130127" officeooo:paragraph-rsid="00130127"/>
    </style:style>
    <style:style style:name="P3" style:family="paragraph" style:parent-style-name="Standard">
      <style:text-properties officeooo:rsid="00111fb1" officeooo:paragraph-rsid="00111fb1"/>
    </style:style>
    <style:style style:name="P4" style:family="paragraph" style:parent-style-name="Standard">
      <style:text-properties officeooo:rsid="0016736e" officeooo:paragraph-rsid="0016736e"/>
    </style:style>
    <style:style style:name="P5" style:family="paragraph" style:parent-style-name="Standard">
      <style:paragraph-properties fo:text-align="end" style:justify-single-word="false"/>
      <style:text-properties officeooo:rsid="0016736e" officeooo:paragraph-rsid="0016736e"/>
    </style:style>
    <style:style style:name="P6" style:family="paragraph" style:parent-style-name="Standard">
      <style:text-properties officeooo:rsid="00130127" officeooo:paragraph-rsid="00130127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text-properties officeooo:paragraph-rsid="0016736e"/>
    </style:style>
    <style:style style:name="T1" style:family="text">
      <style:text-properties officeooo:rsid="00130127"/>
    </style:style>
    <style:style style:name="T2" style:family="text">
      <style:text-properties fo:font-style="italic" officeooo:rsid="00130127" style:font-style-asian="italic" style:font-style-complex="italic"/>
    </style:style>
    <style:style style:name="T3" style:family="text">
      <style:text-properties officeooo:rsid="00156bdd"/>
    </style:style>
    <style:style style:name="T4" style:family="text">
      <style:text-properties officeooo:rsid="0016736e"/>
    </style:style>
    <style:style style:name="T5" style:family="text">
      <style:text-properties officeooo:rsid="0016f901"/>
    </style:style>
    <style:style style:name="T6" style:family="text">
      <style:text-properties officeooo:rsid="00180776"/>
    </style:style>
    <style:style style:name="T7" style:family="text">
      <style:text-properties officeooo:rsid="00192d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5">Reckitt Benckiser Healthcare (UK) Ltd</text:p>
      <text:p text:style-name="P5">Dansom Lane</text:p>
      <text:p text:style-name="P5">Hull</text:p>
      <text:p text:style-name="P5">HU8 7DS</text:p>
      <text:p text:style-name="P5">England</text:p>
      <text:p text:style-name="Standard"/>
      <text:p text:style-name="P5">18 August 2014</text:p>
      <text:p text:style-name="Standard"/>
      <text:p text:style-name="P1">Dear Archivists, </text:p>
      <text:p text:style-name="P1"/>
      <text:p text:style-name="P1">I'm working on a PhD entitled "Chemicals and their Users in the British Home, <text:span text:style-name="T5">1930s - 1980s</text:span>". Some of the chemicals I'm looking at <text:span text:style-name="T5">are washing soda, caustic soda, oxalic acid, carbon tetrachloride, which</text:span> were used for stain removal and household cleaning. Reckitt and Colman / <text:span text:style-name="T7">Reckitt Bensckiser Ltd are </text:span>very much a company of interest <text:span text:style-name="T4">as they produced the complex, branded products which superseded 'neat' chemicals</text:span>.</text:p>
      <text:p text:style-name="P1"/>
      <text:p text:style-name="P1">I'm interested in how <text:span text:style-name="T5">new </text:span>products came to be developed, such as specialist stain removal products e.g. Vanish, then <text:span text:style-name="T6">presented</text:span> to consumers. <text:span text:style-name="T3">I'm particularly keen to find out more about the Housewives' Panel in relation to this, and any other methods used to</text:span> <text:span text:style-name="T1">gather information about the needs of consumers. I suppose I am trying to find out how the consumers were imagined or seen, and whether (as well as why) there was a demand from them for products that could remove stains or if it was more of a push from the company who had a product that they needed to create a market for.</text:span></text:p>
      <text:p text:style-name="P1"/>
      <text:p text:style-name="P4">So far I have accessed the Harpic material at the History of Advertising Trust, which as it was deposited by the advertising agency was focused on the audience for the product. <text:s/><text:span text:style-name="T1">I've also found Roy Church and Christine Clark's chapter "Purposive Strategy or Serendipity?" in </text:span><text:span text:style-name="T2">The Emergence of Modern Marketing</text:span><text:span text:style-name="T1"> really valuable, </text:span>and would like to investigate some of those ideas further.</text:p>
      <text:p text:style-name="P1"/>
      <text:p text:style-name="P2">If you <text:span text:style-name="T4">hold</text:span> material that you think would be relevant (it doesn't have to just be Vanish) then I would like to arrange a visit please. </text:p>
      <text:p text:style-name="P2"/>
      <text:p text:style-name="P4">Yours sincerely, </text:p>
      <text:p text:style-name="P4"/>
      <text:p text:style-name="P4"/>
      <text:p text:style-name="P4"/>
      <text:p text:style-name="P4"/>
      <text:p text:style-name="P4"/>
      <text:p text:style-name="P4">Cat Rushmore</text:p>
      <text:p text:style-name="P4"/>
      <text:p text:style-name="P8"><text:span text:style-name="T4">catherine.rushmore-2012@brookes.ac.uk </text:span></text:p>
      <text:p text:style-name="P4">079708 76384 </text:p>
      <text:p text:style-name="P4"/>
      <text:p text:style-name="P4">Postal address is currently not useful as I'm cruising the inland waterways.</text:p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5T17:50:14.190723000</meta:creation-date>
    <dc:date>2014-08-18T11:02:00.999014000</dc:date>
    <meta:editing-duration>P1DT5H47M44S</meta:editing-duration>
    <meta:editing-cycles>6</meta:editing-cycles>
    <meta:generator>LibreOffice/4.2.4.2$MacOSX_x86 LibreOffice_project/63150712c6d317d27ce2db16eb94c2f3d7b699f8</meta:generator>
    <meta:document-statistic meta:table-count="0" meta:image-count="0" meta:object-count="0" meta:page-count="1" meta:paragraph-count="16" meta:word-count="296" meta:character-count="1771" meta:non-whitespace-character-count="1485"/>
  </office:meta>
</office:document-meta>
</file>